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F00000087645C0D41.png" manifest:media-type="image/png"/>
  <manifest:file-entry manifest:full-path="Pictures/10000001000004230000010125CC82E2.png" manifest:media-type="image/png"/>
  <manifest:file-entry manifest:full-path="Pictures/1000000100000485000000AA7DDEDB01.png" manifest:media-type="image/png"/>
  <manifest:file-entry manifest:full-path="Pictures/100000010000042F00000069ADEE1DB8.png" manifest:media-type="image/png"/>
  <manifest:file-entry manifest:full-path="Pictures/1000000100000484000000ADC67C1D46.png" manifest:media-type="image/png"/>
  <manifest:file-entry manifest:full-path="Pictures/10000001000004840000007B2A64F510.png" manifest:media-type="image/png"/>
  <manifest:file-entry manifest:full-path="Pictures/10000001000004840000007B922FF16B.png" manifest:media-type="image/png"/>
  <manifest:file-entry manifest:full-path="Pictures/100000010000047F000000BD78DF3357.png" manifest:media-type="image/png"/>
  <manifest:file-entry manifest:full-path="Pictures/100000010000047E00000222B083BB42.png" manifest:media-type="image/png"/>
  <manifest:file-entry manifest:full-path="Pictures/10000001000004840000007B879B2E8B.png" manifest:media-type="image/png"/>
  <manifest:file-entry manifest:full-path="Pictures/100000010000047B0000019DFFD1AD8D.png" manifest:media-type="image/png"/>
  <manifest:file-entry manifest:full-path="Pictures/1000000100000479000001D038966A8A.png" manifest:media-type="image/png"/>
  <manifest:file-entry manifest:full-path="Pictures/1000000100000482000000DEEACFE9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d07" officeooo:paragraph-rsid="00015d0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S :</text:p>
      <text:p text:style-name="P1"><draw:frame draw:style-name="fr5" draw:name="Image1" text:anchor-type="char" svg:x="-0.2992in" svg:y="0.0772in" svg:width="7.3028in" svg:height="1.5472in" draw:z-index="0"><draw:image xlink:href="Pictures/1000000100000482000000DEEACFE9A4.png" xlink:type="simple" xlink:show="embed" xlink:actuate="onLoad" draw:mime-type="image/png"/></draw:frame></text:p>
      <text:p text:style-name="P1"/>
      <text:p text:style-name="P1"/>
      <text:p text:style-name="P1">MAN LS:</text:p>
      <text:p text:style-name="P1"><draw:frame draw:style-name="fr5" draw:name="Image2" text:anchor-type="char" svg:x="-0.2398in" svg:y="0.022in" svg:width="7.2327in" svg:height="2.7118in" draw:z-index="1"><draw:image xlink:href="Pictures/1000000100000479000001D038966A8A.png" xlink:type="simple" xlink:show="embed" xlink:actuate="onLoad" draw:mime-type="image/png"/></draw:frame></text:p>
      <text:p text:style-name="P1"/>
      <text:p text:style-name="P1"/>
      <text:p text:style-name="P1">MKDIR:</text:p>
      <text:p text:style-name="P1"><draw:frame draw:style-name="fr5" draw:name="Image3" text:anchor-type="char" svg:x="-0.2138in" svg:y="0.05in" svg:width="7.1217in" svg:height="2.7681in" draw:z-index="2"><draw:image xlink:href="Pictures/100000010000047B0000019DFFD1AD8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RMDIR:</text:p>
      <text:p text:style-name="P1"><draw:frame draw:style-name="fr4" draw:name="Image4" text:anchor-type="char" svg:width="6.9409in" svg:height="3.1772in" draw:z-index="3"><draw:image xlink:href="Pictures/100000010000047E00000222B083BB42.png" xlink:type="simple" xlink:show="embed" xlink:actuate="onLoad" draw:mime-type="image/png"/></draw:frame><text:line-break/><text:line-break/><text:line-break/>PWD:</text:p>
      <text:p text:style-name="P1"><draw:frame draw:style-name="fr3" draw:name="Image5" text:anchor-type="char" svg:width="6.9827in" svg:height="0.7118in" draw:z-index="4"><draw:image xlink:href="Pictures/10000001000004840000007B879B2E8B.png" xlink:type="simple" xlink:show="embed" xlink:actuate="onLoad" draw:mime-type="image/png"/></draw:frame><text:line-break/><text:line-break/>CD:</text:p>
      <text:p text:style-name="P1"><draw:frame draw:style-name="fr3" draw:name="Image6" text:anchor-type="char" svg:width="6.8783in" svg:height="0.7744in" draw:z-index="5"><draw:image xlink:href="Pictures/10000001000004840000007B922FF16B.png" xlink:type="simple" xlink:show="embed" xlink:actuate="onLoad" draw:mime-type="image/png"/></draw:frame><text:line-break/><text:line-break/>CD - :</text:p>
      <text:p text:style-name="P1"><draw:frame draw:style-name="fr3" draw:name="Image7" text:anchor-type="char" svg:width="6.7953in" svg:height="0.7118in" draw:z-index="6"><draw:image xlink:href="Pictures/10000001000004840000007B2A64F510.png" xlink:type="simple" xlink:show="embed" xlink:actuate="onLoad" draw:mime-type="image/png"/></draw:frame><text:line-break/>RM:</text:p>
      <text:p text:style-name="P1"><draw:frame draw:style-name="fr1" draw:name="Image8" text:anchor-type="char" svg:width="6.6929in" svg:height="1.0016in" draw:z-index="7"><draw:image xlink:href="Pictures/1000000100000484000000ADC67C1D46.png" xlink:type="simple" xlink:show="embed" xlink:actuate="onLoad" draw:mime-type="image/png"/></draw:frame><text:line-break/></text:p>
      <text:p text:style-name="P1"/>
      <text:p text:style-name="P1"><text:soft-page-break/>TOUCH:</text:p>
      <text:p text:style-name="P1"><draw:frame draw:style-name="fr2" draw:name="Image9" text:anchor-type="char" svg:width="6.6929in" svg:height="1.0984in" draw:z-index="8"><draw:image xlink:href="Pictures/100000010000047F000000BD78DF3357.png" xlink:type="simple" xlink:show="embed" xlink:actuate="onLoad" draw:mime-type="image/png"/></draw:frame><text:line-break/>MV:</text:p>
      <text:p text:style-name="P1"><draw:frame draw:style-name="fr1" draw:name="Image10" text:anchor-type="char" svg:width="6.6929in" svg:height="0.9835in" draw:z-index="9"><draw:image xlink:href="Pictures/1000000100000485000000AA7DDEDB01.png" xlink:type="simple" xlink:show="embed" xlink:actuate="onLoad" draw:mime-type="image/png"/></draw:frame><text:line-break/>CAT:</text:p>
      <text:p text:style-name="P1"><draw:frame draw:style-name="fr1" draw:name="Image11" text:anchor-type="char" svg:width="6.6929in" svg:height="1.6236in" draw:z-index="10"><draw:image xlink:href="Pictures/10000001000004230000010125CC82E2.png" xlink:type="simple" xlink:show="embed" xlink:actuate="onLoad" draw:mime-type="image/png"/></draw:frame><text:line-break/>UNAME:</text:p>
      <text:p text:style-name="P1"><draw:frame draw:style-name="fr1" draw:name="Image12" text:anchor-type="char" svg:width="6.6929in" svg:height="0.6555in" draw:z-index="11"><draw:image xlink:href="Pictures/100000010000042F00000069ADEE1DB8.png" xlink:type="simple" xlink:show="embed" xlink:actuate="onLoad" draw:mime-type="image/png"/></draw:frame><text:line-break/>PS:</text:p>
      <text:p text:style-name="P1"><draw:frame draw:style-name="fr1" draw:name="Image13" text:anchor-type="char" svg:width="6.6929in" svg:height="0.8429in" draw:z-index="12"><draw:image xlink:href="Pictures/100000010000042F00000087645C0D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12:25:44.121882773</meta:creation-date>
    <dc:date>2026-01-12T13:22:38.565010398</dc:date>
    <meta:editing-duration>PT56M55S</meta:editing-duration>
    <meta:editing-cycles>1</meta:editing-cycles>
    <meta:document-statistic meta:table-count="0" meta:image-count="13" meta:object-count="0" meta:page-count="3" meta:paragraph-count="14" meta:word-count="17" meta:character-count="74" meta:non-whitespace-character-count="57"/>
    <meta:generator>LibreOffice/7.6.7.2$Linux_X86_64 LibreOffice_project/60$Build-2</meta:generator>
  </office:meta>
</office:document-meta>
</file>